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e8e8e8" fo:border="0.06pt solid #000000"/>
    </style:style>
    <style:style style:name="ce4" style:family="table-cell" style:parent-style-name="Default">
      <style:table-cell-properties fo:background-color="#d0d0d0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09">
      <style:table-cell-properties fo:background-color="#d0d0d0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09">
      <style:table-cell-properties fo:background-color="#e8e8e8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_duration" table:style-name="ta1">
        <table:shapes>
          <draw:frame draw:z-index="0" draw:style-name="gr1" draw:text-style-name="P1" svg:width="15.999cm" svg:height="8.999cm" svg:x="0.547cm" svg:y="3.58cm">
            <draw:object draw:notify-on-update-of-ranges="sort_duration.A4:sort_duration.A4 sort_duration.B4:sort_duration.K4 sort_duration.A5:sort_duration.A5 sort_duration.B5:sort_duration.K5 sort_duration.A6:sort_duration.A6 sort_duration.B6:sort_duration.K6 sort_duration.A7:sort_duration.A7 sort_duration.B7:sort_duration.K7 sort_duration.A3:sort_duration.A3 sort_duration.B3:sort_duration.K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7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1 million integers</text:p>
          </table:table-cell>
          <table:table-cell table:style-name="ce4" office:value-type="string" calcext:value-type="string" table:number-columns-spanned="10" table:number-rows-spanned="1">
            <text:p>Run</text:p>
          </table:table-cell>
          <table:covered-table-cell table:number-columns-repeated="9" table:style-name="ce2"/>
          <table:table-cell table:style-name="Default"/>
          <table:table-cell table:style-name="ce8" table:number-columns-repeated="1012"/>
        </table:table-row>
        <table:table-row table:style-name="ro1"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#1</text:p>
          </table:table-cell>
          <table:table-cell table:style-name="ce2" office:value-type="string" calcext:value-type="string">
            <text:p>#2</text:p>
          </table:table-cell>
          <table:table-cell table:style-name="ce2" office:value-type="string" calcext:value-type="string">
            <text:p>#3</text:p>
          </table:table-cell>
          <table:table-cell table:style-name="ce2" office:value-type="string" calcext:value-type="string">
            <text:p>#4</text:p>
          </table:table-cell>
          <table:table-cell table:style-name="ce2" office:value-type="string" calcext:value-type="string">
            <text:p>#5</text:p>
          </table:table-cell>
          <table:table-cell table:style-name="ce2" office:value-type="string" calcext:value-type="string">
            <text:p>#6</text:p>
          </table:table-cell>
          <table:table-cell table:style-name="ce2" office:value-type="string" calcext:value-type="string">
            <text:p>#7</text:p>
          </table:table-cell>
          <table:table-cell table:style-name="ce2" office:value-type="string" calcext:value-type="string">
            <text:p>#8</text:p>
          </table:table-cell>
          <table:table-cell table:style-name="ce2" office:value-type="string" calcext:value-type="string">
            <text:p>#9</text:p>
          </table:table-cell>
          <table:table-cell table:style-name="ce2" office:value-type="string" calcext:value-type="string">
            <text:p>#10</text:p>
          </table:table-cell>
          <table:table-cell table:style-name="ce6" office:value-type="string" calcext:value-type="string">
            <text:p>Average</text:p>
          </table:table-cell>
          <table:table-cell table:style-name="ce8" table:number-columns-repeated="1012"/>
        </table:table-row>
        <table:table-row table:style-name="ro2">
          <table:table-cell office:value-type="string" calcext:value-type="string">
            <text:p>Array.Sort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.056" calcext:value-type="float">
            <text:p>0.056</text:p>
          </table:table-cell>
          <table:table-cell table:number-columns-repeated="4" office:value-type="float" office:value="0.055" calcext:value-type="float">
            <text:p>0.055</text:p>
          </table:table-cell>
          <table:table-cell table:formula="of:=SUM([.B3:.K3])/10" office:value-type="float" office:value="0.0562" calcext:value-type="float">
            <text:p>0.05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eap Sort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9" calcext:value-type="float">
            <text:p>0.339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9" calcext:value-type="float">
            <text:p>0.319</text:p>
          </table:table-cell>
          <table:table-cell table:formula="of:=SUM([.B4:.K4])/10" office:value-type="float" office:value="0.3212" calcext:value-type="float">
            <text:p>0.32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rge Sort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8" calcext:value-type="float">
            <text:p>0.228</text:p>
          </table:table-cell>
          <table:table-cell table:number-columns-repeated="2" office:value-type="float" office:value="0.212" calcext:value-type="float">
            <text:p>0.212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.211" calcext:value-type="float">
            <text:p>0.21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" calcext:value-type="float">
            <text:p>0.214</text:p>
          </table:table-cell>
          <table:table-cell table:formula="of:=SUM([.B5:.K5])/10" office:value-type="float" office:value="0.2148" calcext:value-type="float">
            <text:p>0.2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p-down Merge Sort</text:p>
          </table:table-cell>
          <table:table-cell office:value-type="float" office:value="0.16" calcext:value-type="float">
            <text:p>0.1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159" calcext:value-type="float">
            <text:p>0.159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16" calcext:value-type="float">
            <text:p>0.16</text:p>
          </table:table-cell>
          <table:table-cell table:formula="of:=SUM([.B6:.K6])/10" office:value-type="float" office:value="0.1581" calcext:value-type="float">
            <text:p>0.15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uick Sort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table:formula="of:=SUM([.B7:.K7])/10" office:value-type="float" office:value="0.1227" calcext:value-type="float">
            <text:p>0.123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1.499cm" fo:margin-right="1.499cm" style:scale-to="10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2:06:03.092537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25T12:12:35.501121794</dc:date>
    <meta:editing-duration>PT52M54S</meta:editing-duration>
    <meta:editing-cycles>20</meta:editing-cycles>
    <meta:generator>LibreOffice/7.1.5.2$Linux_X86_64 LibreOffice_project/10$Build-2</meta:generator>
    <meta:document-statistic meta:table-count="1" meta:cell-count="7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e7f00" draw:fill-color="#fe7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ffe00" draw:fill-color="#7ffe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e007f" draw:fill-color="#fe007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7ffe" draw:fill-color="#007ff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f00fe" draw:fill-color="#7f00f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ChartGradient_20_3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1 2 3 4 0" chart:style-name="ch1">
        <chart:title svg:x="6.316cm" svg:y="0.316cm" chart:style-name="ch2">
          <text:p>Sorting Duration</text:p>
        </chart:title>
        <chart:subtitle svg:x="6.025cm" svg:y="1.275cm" chart:style-name="ch3">
          <text:p>Sorting of Arrays (1M)</text:p>
        </chart:subtitle>
        <chart:legend chart:legend-position="end" svg:x="11.375cm" svg:y="3.205cm" style:legend-expansion="high" chart:style-name="ch4"/>
        <chart:plot-area chart:style-name="ch5" table:cell-range-address="sort_duration.A3:sort_duration.K7" chart:data-source-has-labels="column" svg:x="1.331cm" svg:y="2.138cm" svg:width="9.724cm" svg:height="5.701cm">
          <chart:coordinate-region svg:x="2.243cm" svg:y="2.337cm" svg:width="8.625cm" svg:height="4.855cm"/>
          <chart:axis chart:dimension="x" chart:name="primary-x" chart:style-name="ch6">
            <chart:title svg:x="5.752cm" svg:y="8.019cm" chart:style-name="ch7">
              <text:p>Runs</text:p>
            </chart:title>
          </chart:axis>
          <chart:axis chart:dimension="y" chart:name="primary-y" chart:style-name="ch6">
            <chart:title svg:x="0.451cm" svg:y="5.799cm" chart:style-name="ch8">
              <text:p>Time (sec)</text:p>
            </chart:title>
          </chart:axis>
          <chart:series chart:style-name="ch9" chart:values-cell-range-address="sort_duration.B4:sort_duration.K4" chart:label-cell-address="sort_duration.A4:sort_duration.A4" chart:class="chart:line">
            <chart:data-point chart:repeated="10"/>
          </chart:series>
          <chart:series chart:style-name="ch10" chart:values-cell-range-address="sort_duration.B5:sort_duration.K5" chart:label-cell-address="sort_duration.A5:sort_duration.A5" chart:class="chart:line">
            <chart:data-point chart:repeated="10"/>
          </chart:series>
          <chart:series chart:style-name="ch11" chart:values-cell-range-address="sort_duration.B6:sort_duration.K6" chart:label-cell-address="sort_duration.A6:sort_duration.A6" chart:class="chart:line">
            <chart:data-point chart:repeated="10"/>
          </chart:series>
          <chart:series chart:style-name="ch12" chart:values-cell-range-address="sort_duration.B7:sort_duration.K7" chart:label-cell-address="sort_duration.A7:sort_duration.A7" chart:class="chart:line">
            <chart:data-point chart:repeated="10"/>
          </chart:series>
          <chart:series chart:style-name="ch13" chart:values-cell-range-address="sort_duration.B3:sort_duration.K3" chart:label-cell-address="sort_duration.A3:sort_duration.A3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Heap Sort</text:p>
                <draw:g>
                  <svg:desc>sort_duration.A4:sort_duration.A4</svg:desc>
                </draw:g>
              </table:table-cell>
              <table:table-cell office:value-type="float" office:value="0.326">
                <text:p>0.326</text:p>
                <draw:g>
                  <svg:desc>sort_duration.B4:sort_duration.K4</svg:desc>
                </draw:g>
              </table:table-cell>
              <table:table-cell office:value-type="float" office:value="0.323">
                <text:p>0.323</text:p>
              </table:table-cell>
              <table:table-cell office:value-type="float" office:value="0.339">
                <text:p>0.339</text:p>
              </table:table-cell>
              <table:table-cell office:value-type="float" office:value="0.318">
                <text:p>0.318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14">
                <text:p>0.314</text:p>
              </table:table-cell>
              <table:table-cell office:value-type="float" office:value="0.318">
                <text:p>0.318</text:p>
              </table:table-cell>
              <table:table-cell office:value-type="float" office:value="0.315">
                <text:p>0.315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Merge Sort</text:p>
                <draw:g>
                  <svg:desc>sort_duration.A5:sort_duration.A5</svg:desc>
                </draw:g>
              </table:table-cell>
              <table:table-cell office:value-type="float" office:value="0.218">
                <text:p>0.218</text:p>
                <draw:g>
                  <svg:desc>sort_duration.B5:sort_duration.K5</svg:desc>
                </draw:g>
              </table:table-cell>
              <table:table-cell office:value-type="float" office:value="0.228">
                <text:p>0.228</text:p>
              </table:table-cell>
              <table:table-cell office:value-type="float" office:value="0.212">
                <text:p>0.212</text:p>
              </table:table-cell>
              <table:table-cell office:value-type="float" office:value="0.212">
                <text:p>0.212</text:p>
              </table:table-cell>
              <table:table-cell office:value-type="float" office:value="0.216">
                <text:p>0.216</text:p>
              </table:table-cell>
              <table:table-cell office:value-type="float" office:value="0.211">
                <text:p>0.211</text:p>
              </table:table-cell>
              <table:table-cell office:value-type="float" office:value="0.211">
                <text:p>0.211</text:p>
              </table:table-cell>
              <table:table-cell office:value-type="float" office:value="0.214">
                <text:p>0.214</text:p>
              </table:table-cell>
              <table:table-cell office:value-type="float" office:value="0.212">
                <text:p>0.212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Top-down Merge Sort</text:p>
                <draw:g>
                  <svg:desc>sort_duration.A6:sort_duration.A6</svg:desc>
                </draw:g>
              </table:table-cell>
              <table:table-cell office:value-type="float" office:value="0.16">
                <text:p>0.16</text:p>
                <draw:g>
                  <svg:desc>sort_duration.B6:sort_duration.K6</svg:desc>
                </draw:g>
              </table:table-cell>
              <table:table-cell office:value-type="float" office:value="0.158">
                <text:p>0.158</text:p>
              </table:table-cell>
              <table:table-cell office:value-type="float" office:value="0.16">
                <text:p>0.16</text:p>
              </table:table-cell>
              <table:table-cell office:value-type="float" office:value="0.159">
                <text:p>0.159</text:p>
              </table:table-cell>
              <table:table-cell office:value-type="float" office:value="0.159">
                <text:p>0.159</text:p>
              </table:table-cell>
              <table:table-cell office:value-type="float" office:value="0.159">
                <text:p>0.159</text:p>
              </table:table-cell>
              <table:table-cell office:value-type="float" office:value="0.156">
                <text:p>0.156</text:p>
              </table:table-cell>
              <table:table-cell office:value-type="float" office:value="0.155">
                <text:p>0.155</text:p>
              </table:table-cell>
              <table:table-cell office:value-type="float" office:value="0.155">
                <text:p>0.15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Quick Sort</text:p>
                <draw:g>
                  <svg:desc>sort_duration.A7:sort_duration.A7</svg:desc>
                </draw:g>
              </table:table-cell>
              <table:table-cell office:value-type="float" office:value="0.122">
                <text:p>0.122</text:p>
                <draw:g>
                  <svg:desc>sort_duration.B7:sort_duration.K7</svg:desc>
                </draw:g>
              </table:table-cell>
              <table:table-cell office:value-type="float" office:value="0.126">
                <text:p>0.126</text:p>
              </table:table-cell>
              <table:table-cell office:value-type="float" office:value="0.122">
                <text:p>0.122</text:p>
              </table:table-cell>
              <table:table-cell office:value-type="float" office:value="0.123">
                <text:p>0.123</text:p>
              </table:table-cell>
              <table:table-cell office:value-type="float" office:value="0.122">
                <text:p>0.122</text:p>
              </table:table-cell>
              <table:table-cell office:value-type="float" office:value="0.123">
                <text:p>0.123</text:p>
              </table:table-cell>
              <table:table-cell office:value-type="float" office:value="0.127">
                <text:p>0.127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Array.Sort</text:p>
                <draw:g>
                  <svg:desc>sort_duration.A3:sort_duration.A3</svg:desc>
                </draw:g>
              </table:table-cell>
              <table:table-cell office:value-type="float" office:value="0.062">
                <text:p>0.062</text:p>
                <draw:g>
                  <svg:desc>sort_duration.B3:sort_duration.K3</svg:desc>
                </draw:g>
              </table:table-cell>
              <table:table-cell office:value-type="float" office:value="0.056">
                <text:p>0.056</text:p>
              </table:table-cell>
              <table:table-cell office:value-type="float" office:value="0.057">
                <text:p>0.057</text:p>
              </table:table-cell>
              <table:table-cell office:value-type="float" office:value="0.055">
                <text:p>0.055</text:p>
              </table:table-cell>
              <table:table-cell office:value-type="float" office:value="0.056">
                <text:p>0.056</text:p>
              </table:table-cell>
              <table:table-cell office:value-type="float" office:value="0.056">
                <text:p>0.056</text:p>
              </table:table-cell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ChartGradient_20_1" draw:display-name="ChartGradient 1" draw:style="linear" draw:start-color="#eeeeee" draw:end-color="#cccccc" draw:start-intensity="100%" draw:end-intensity="100%" draw:angle="90deg" draw:border="75%"/>
    <draw:gradient draw:name="ChartGradient_20_2" draw:display-name="ChartGradient 2" draw:style="linear" draw:start-color="#e0e0e0" draw:end-color="#fafafa" draw:start-intensity="100%" draw:end-intensity="100%" draw:angle="90deg" draw:border="75%"/>
    <draw:gradient draw:name="ChartGradient_20_3" draw:display-name="ChartGradient 3" draw:style="radial" draw:cx="50%" draw:cy="50%" draw:start-color="#e0e0e0" draw:end-color="#fafafa" draw:start-intensity="100%" draw:end-intensity="100%" draw:border="0%"/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